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562b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562b8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562b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562b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562b8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562b8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562b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562b8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562b8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562b8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562b8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562b8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562b8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562b8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562b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562b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562b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562b8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562b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562b8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562b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562b8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562b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562b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562b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7" style:family="text">
      <style:text-properties officeooo:rsid="0017b1d4"/>
    </style:style>
    <style:style style:name="T8" style:family="text">
      <style:text-properties fo:font-style="italic" officeooo:rsid="0017b1d4" style:font-style-asian="italic" style:font-style-complex="italic"/>
    </style:style>
    <style:style style:name="T9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2" style:family="text">
      <style:text-properties fo:font-style="normal" officeooo:rsid="00072218" style:font-style-asian="normal" style:font-style-complex="normal"/>
    </style:style>
    <style:style style:name="T13" style:family="text">
      <style:text-properties fo:font-style="normal" officeooo:rsid="0017b1d4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5" style:family="text">
      <style:text-properties fo:font-weight="normal" officeooo:rsid="00147e77" style:font-weight-asian="normal" style:font-weight-complex="normal"/>
    </style:style>
    <style:style style:name="T16" style:family="text">
      <style:text-properties fo:font-weight="normal" officeooo:rsid="00072218" style:font-weight-asian="normal" style:font-weight-complex="normal"/>
    </style:style>
    <style:style style:name="T17" style:family="text">
      <style:text-properties fo:font-weight="normal" officeooo:rsid="00162300" style:font-weight-asian="normal" style:font-weight-complex="normal"/>
    </style:style>
    <style:style style:name="T18" style:family="text">
      <style:text-properties fo:font-weight="normal" officeooo:rsid="0017b1d4" style:font-weight-asian="normal" style:font-weight-complex="normal"/>
    </style:style>
    <style:style style:name="T19" style:family="text">
      <style:text-properties fo:font-weight="normal" officeooo:rsid="001955bf" style:font-weight-asian="normal" style:font-weight-complex="normal"/>
    </style:style>
    <style:style style:name="T20" style:family="text">
      <style:text-properties fo:font-weight="normal" officeooo:rsid="0008608a" style:font-weight-asian="normal" style:font-weight-complex="normal"/>
    </style:style>
    <style:style style:name="T21" style:family="text">
      <style:text-properties fo:font-weight="normal" officeooo:rsid="001fe433" style:font-weight-asian="normal" style:font-weight-complex="normal"/>
    </style:style>
    <style:style style:name="T22" style:family="text">
      <style:text-properties fo:font-weight="normal" officeooo:rsid="002202a7" style:font-weight-asian="normal" style:font-weight-complex="normal"/>
    </style:style>
    <style:style style:name="T23" style:family="text">
      <style:text-properties fo:font-weight="normal" officeooo:rsid="00089482" style:font-weight-asian="normal" style:font-weight-complex="normal"/>
    </style:style>
    <style:style style:name="T24" style:family="text">
      <style:text-properties fo:font-weight="normal" officeooo:rsid="000562b8" style:font-weight-asian="normal" style:font-weight-complex="normal"/>
    </style:style>
    <style:style style:name="T25" style:family="text">
      <style:text-properties fo:font-weight="normal" officeooo:rsid="00062a25" style:font-weight-asian="normal" style:font-weight-complex="normal"/>
    </style:style>
    <style:style style:name="T26" style:family="text">
      <style:text-properties officeooo:rsid="0008608a"/>
    </style:style>
    <style:style style:name="T27" style:family="text">
      <style:text-properties officeooo:rsid="0022499a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officeooo:rsid="001fe433"/>
    </style:style>
    <style:style style:name="T30" style:family="text">
      <style:text-properties style:text-underline-style="solid" style:text-underline-width="auto" style:text-underline-color="font-color" officeooo:rsid="0017b1d4"/>
    </style:style>
    <style:style style:name="T31" style:family="text">
      <style:text-properties officeooo:rsid="000562b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1">Modifica Bozza di Graduatoria</text:span><text:span text:style-name="T3"> 0</text:span><text:span text:style-name="T31">6</text:span></text:p>
      <text:p text:style-name="P8"/>
      <text:list xml:id="list32159336" text:style-name="L1">
        <text:list-item>
          <text:p text:style-name="P10">Nome del Test Case</text:p>
        </text:list-item>
      </text:list>
      <text:list xml:id="list32145122" text:style-name="L2">
        <text:list-header>
          <text:p text:style-name="P14"><text:span text:style-name="T4">Test Case TC_</text:span><text:span text:style-name="T6">ModificaBozzaDiGraduatoria</text:span><text:span text:style-name="T5">_0</text:span><text:span text:style-name="T6">6</text:span></text:p>
        </text:list-header>
      </text:list>
      <text:p text:style-name="P4"/>
      <text:list xml:id="list32170667" text:continue-list="list32159336" text:style-name="L1">
        <text:list-item>
          <text:p text:style-name="P11">Test Case <text:span text:style-name="T7">Specification Identifier</text:span></text:p>
        </text:list-item>
      </text:list>
      <text:p text:style-name="P5"><text:span text:style-name="T7"><text:tab/></text:span><text:span text:style-name="T8">Caso d'uso da testare</text:span></text:p>
      <text:p text:style-name="P5"><text:span text:style-name="T10"><text:tab/></text:span><text:span text:style-name="T15">UC_</text:span><text:span text:style-name="T16">ACC_3.</text:span><text:span text:style-name="T25">2</text:span><text:span text:style-name="T15"> –</text:span><text:span text:style-name="T17"> </text:span><text:span text:style-name="T24">Modifica</text:span><text:span text:style-name="T16"> Bozza di Graduatoria</text:span></text:p>
      <text:list xml:id="list32163569" text:continue-numbering="true" text:style-name="L1">
        <text:list-header>
          <text:p text:style-name="P15">Version date</text:p>
          <text:p text:style-name="P16">1<text:span text:style-name="T3">3</text:span>/12/12 </text:p>
          <text:p text:style-name="P15">Version number</text:p>
        </text:list-header>
      </text:list>
      <text:p text:style-name="P9"><text:span text:style-name="T7"><text:tab/></text:span>v. 1.0 </text:p>
      <text:p text:style-name="P7"><text:tab/>Version author</text:p>
      <text:p text:style-name="P2"><text:span text:style-name="T11"><text:tab/></text:span><text:span text:style-name="T12">Ferdinando Di Palma</text:span></text:p>
      <text:list xml:id="list32166630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6">Gestione Graduatorie</text:span>, in particolare la funzionalità <text:span text:style-name="T31">di modifica della Bozza di Graduatoria presente nel sistema</text:span></text:p>
          <text:p text:style-name="P15">Riferimenti</text:p>
        </text:list-item>
      </text:list>
      <text:p text:style-name="P2"><text:tab/><text:span text:style-name="T7">Specifica dei requisiti</text:span></text:p>
      <text:p text:style-name="P2"/>
      <text:list xml:id="list32176166" text:continue-numbering="true" text:style-name="L1">
        <text:list-item>
          <text:p text:style-name="P22"><text:span text:style-name="T28">Input</text:span> </text:p>
          <text:p text:style-name="P23"><text:span text:style-name="T8">Data </text:span><text:span text:style-name="T9">-</text:span></text:p>
          <text:p text:style-name="P23"><text:span text:style-name="T8">Tables</text:span><text:span text:style-name="T7"> </text:span><text:span text:style-name="T29">-</text:span></text:p>
          <text:p text:style-name="P23"><text:span text:style-name="T8">Human</text:span><text:span text:style-name="T7"> </text:span><text:span text:style-name="T8">Action</text:span></text:p>
          <text:p text:style-name="P26"><text:span text:style-name="T18">L'utente visita l</text:span><text:span text:style-name="T19">a pagina</text:span><text:span text:style-name="T18"> di </text:span><text:span text:style-name="T20">Gestione bozza di Graduatoria </text:span><text:span text:style-name="T24">modificando alcune informazioni e salvando le modifiche</text:span></text:p>
          <text:p text:style-name="P23"><text:span text:style-name="T8">Condition</text:span><text:span text:style-name="T7"> </text:span></text:p>
          <text:list>
            <text:list-header>
              <text:p text:style-name="P27">States</text:p>
              <text:list>
                <text:list-header>
                  <text:p text:style-name="P26"><text:span text:style-name="T30">Initial</text:span><text:span text:style-name="T7">: </text:span><text:span text:style-name="T18">Connessione dati attiva</text:span></text:p>
                  <text:p text:style-name="P26"><text:span text:style-name="T30">Intermediate</text:span><text:span text:style-name="T7">: </text:span><text:span text:style-name="T18">Connessione dati attiva</text:span></text:p>
                  <text:p text:style-name="P23"><text:span text:style-name="T14">Final</text:span><text:span text:style-name="T13">: </text:span><text:span text:style-name="T10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0">Database</text:span><text:span text:style-name="T7">: </text:span></text:p>
                  <text:p text:style-name="P26"><text:span text:style-name="T30">Control files</text:span><text:span text:style-name="T7">: </text:span><text:span text:style-name="T18"><text:s/></text:span></text:p>
                  <text:p text:style-name="P26"><text:span text:style-name="T30">Transaction files</text:span><text:span text:style-name="T7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8">Tables</text:span><text:span text:style-name="T7"> -</text:span></text:p>
          <text:p text:style-name="P18">Il sistema visualizza i dati esatti relativi <text:span text:style-name="T27">a</text:span><text:span text:style-name="T26">ll</text:span><text:span text:style-name="T31">a bozza Di Graduatoria e conferma con un messaggio il corretto salvataggio della modifica effettuata</text:span></text:p>
          <text:p text:style-name="P24"><text:span text:style-name="T8">Human</text:span><text:span text:style-name="T7"> </text:span><text:span text:style-name="T8">Action</text:span></text:p>
          <text:p text:style-name="P23"><text:span text:style-name="T8">Condition</text:span><text:span text:style-name="T7"> </text:span></text:p>
          <text:list>
            <text:list-header>
              <text:p text:style-name="P27">States</text:p>
              <text:list>
                <text:list-header>
                  <text:p text:style-name="P26"><text:span text:style-name="T30">Initial</text:span><text:span text:style-name="T7">: </text:span></text:p>
                  <text:p text:style-name="P26"><text:span text:style-name="T30">Intermediate</text:span><text:span text:style-name="T7">: </text:span></text:p>
                  <text:p text:style-name="P23"><text:span text:style-name="T14">Final</text:span><text:span text:style-name="T13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0">Database</text:span><text:span text:style-name="T7">: </text:span></text:p>
                  <text:p text:style-name="P26"><text:span text:style-name="T30">Control files</text:span><text:span text:style-name="T7">: </text:span><text:span text:style-name="T18"><text:s/></text:span></text:p>
                  <text:p text:style-name="P26"><text:soft-page-break/><text:span text:style-name="T30">Transaction files</text:span><text:span text:style-name="T7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28">Test frame</text:span> </text:p>
        </text:list-item>
      </text:list>
      <text:p text:style-name="P6"><text:tab/><text:span text:style-name="T21">Tabella: dati </text:span><text:span text:style-name="T22">esatti</text:span></text:p>
      <text:p text:style-name="P6"><text:span text:style-name="T22"><text:tab/></text:span><text:span text:style-name="T23">Messaggio:bozza </text:span><text:span text:style-name="T24">modificata</text:span><text:span text:style-name="T23"> correttamente</text:span></text:p>
      <text:p text:style-name="P1"/>
      <text:list xml:id="list32150212" text:continue-numbering="true" text:style-name="L1">
        <text:list-item>
          <text:p text:style-name="P13">Vincoli ambientali</text:p>
          <text:p text:style-name="P20">Connessione <text:span text:style-name="T29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33:03.97</meta:creation-date>
    <dc:date>2012-12-13T12:02:22.69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199" meta:character-count="1401" meta:non-whitespace-character-count="1244"/>
  </office:meta>
</office:document-meta>
</file>